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3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tausch Praktika</text:p>
          </table:table-cell>
          <table:table-cell/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workout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Rechtspsychologie</text:p>
          </table:table-cell>
          <table:table-cell office:value-type="string" calcext:value-type="string">
            <text:p>Haschiko (Kiel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05-29T10:30:00+0100</text:p>
          </table:table-cell>
          <table:table-cell office:value-type="string" calcext:value-type="string">
            <text:p>2015-05-29T12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05-29T14:00:00+0100</text:p>
          </table:table-cell>
          <table:table-cell office:value-type="string" calcext:value-type="string">
            <text:p>2015-05-29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05-29T16:00:00+0100</text:p>
          </table:table-cell>
          <table:table-cell office:value-type="string" calcext:value-type="string">
            <text:p>2015-05-29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05-30T11:30:00+0100</text:p>
          </table:table-cell>
          <table:table-cell office:value-type="string" calcext:value-type="string">
            <text:p>2015-05-30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05-30T14:30:00+0100</text:p>
          </table:table-cell>
          <table:table-cell office:value-type="string" calcext:value-type="string">
            <text:p>2015-05-30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05-30T16:00:00+0100</text:p>
          </table:table-cell>
          <table:table-cell office:value-type="string" calcext:value-type="string">
            <text:p>2015-05-30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9:55:45.9992142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0:32:01.194157983</dc:date>
    <meta:editing-duration>PT3H21M45S</meta:editing-duration>
    <meta:editing-cycles>86</meta:editing-cycles>
    <meta:generator>LibreOffice/4.3.7.2$Linux_X86_64 LibreOffice_project/430$Build-2</meta:generator>
    <dc:creator>rick </dc:creator>
    <meta:document-statistic meta:table-count="2" meta:cell-count="247" meta:object-count="0"/>
  </office:meta>
</office:document-meta>
</file>